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567108884143036864" text:style-name="L1">
        <text:list-item>
          <text:list>
            <text:list-header>
              <text:p text:style-name="P13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118376076151250975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338372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5<text:span text:style-name="T1">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pan text:style-name="T1">no running</text:span></text:p>
      <text:p text:style-name="P2"/>
      <text:p text:style-name="P2">Wed Feb 2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8:13:20.23</dc:date>
    <dc:creator>James Lombardi</dc:creator>
    <meta:editing-duration>P2DT5H46M28S</meta:editing-duration>
    <meta:editing-cycles>166</meta:editing-cycles>
    <meta:generator>OpenOffice/4.1.2$Win32 OpenOffice.org_project/412m3$Build-9782</meta:generator>
    <meta:document-statistic meta:table-count="0" meta:image-count="0" meta:object-count="0" meta:page-count="8" meta:paragraph-count="186" meta:word-count="2887" meta:character-count="13710"/>
  </office:meta>
</office:document-meta>
</file>